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25-02-2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22-12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21-01-0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6544" calcext:value-type="float">
            <text:p>55.4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19-12-1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18-12-12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18-01-24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17-01-1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8136" calcext:value-type="float">
            <text:p>54.4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922" calcext:value-type="float">
            <text:p>51.8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0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064" calcext:value-type="float">
            <text:p>50.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9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9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9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8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6103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